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C000002B603C1F22A980C8696.png" manifest:media-type="image/png"/>
  <manifest:file-entry manifest:full-path="Pictures/100000010000028D000002B67EE930051D4F8E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cm" svg:y="-2cm" svg:width="17cm" svg:height="18.068cm" draw:z-index="0"><draw:image xlink:href="Pictures/100000010000028D000002B67EE930051D4F8E73.png" xlink:type="simple" xlink:show="embed" xlink:actuate="onLoad" draw:mime-type="image/png"/></draw:frame></text:p>
      <text:p text:style-name="Standard"><draw:frame draw:style-name="fr1" draw:name="Image2" text:anchor-type="char" svg:width="17cm" svg:height="15.773cm" draw:z-index="1"><draw:image xlink:href="Pictures/10000001000002EC000002B603C1F22A980C869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5:54:16.204776422</meta:creation-date>
    <dc:date>2022-12-21T15:57:05.716958155</dc:date>
    <meta:editing-duration>PT2M50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7.3.6.2$Linux_X86_64 LibreOffice_project/30$Build-2</meta:generator>
  </office:meta>
</office:document-meta>
</file>